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6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ce1"/>
        <table:table-row table:style-name="ro1">
          <table:table-cell table:number-columns-repeated="2"/>
          <table:table-cell office:value-type="string">
            <text:p>Carnist</text:p>
          </table:table-cell>
          <table:table-cell office:value-type="string">
            <text:p>Vegan</text:p>
          </table:table-cell>
          <table:table-cell office:value-type="string">
            <text:p>&lt;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z R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chael Kindt 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lia Beckman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ike Müller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ven Fischer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rben Klam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liver Keller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ku Kell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n Bat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yriam Rup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rnd Ender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laus Schul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erhard Fr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ul Kr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vid Kauk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rlon Re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irk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méli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lvin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i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eiko Humpert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onas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ula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ta Nopper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lo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we Hol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hristina Guthsmuth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ul Hei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drew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8">28.07.2022</text:date>, <text:time>19:5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7-28T09:17:54.97</meta:creation-date>
    <dc:date>2022-07-28T19:57:11.56</dc:date>
    <dc:creator>Jirka Dell'Oro-Friedl</dc:creator>
    <meta:editing-duration>PT4H46M46S</meta:editing-duration>
    <meta:editing-cycles>6</meta:editing-cycles>
    <meta:generator>OpenOffice/4.1.5$Win32 OpenOffice.org_project/415m1$Build-9789</meta:generator>
    <meta:document-statistic meta:table-count="3" meta:cell-count="94" meta:object-count="0"/>
  </office:meta>
</office:document-meta>
</file>